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19.64pt" svg:height="517.27pt" svg:x="0.09pt" svg:y="209.31pt">
            <draw:object draw:notify-on-update-of-ranges="Sheet1.A2:Sheet1.A14 Sheet1.B1:Sheet1.B1 Sheet1.B2:Sheet1.B14 Sheet1.C1:Sheet1.C1 Sheet1.C2:Sheet1.C14 Sheet1.D1:Sheet1.D1 Sheet1.D2:Sheet1.D14 Sheet1.E1:Sheet1.E1 Sheet1.E2:Sheet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Original</text:p>
          </table:table-cell>
          <table:table-cell office:value-type="string" calcext:value-type="string">
            <text:p>With fastRELIC</text:p>
          </table:table-cell>
          <table:table-cell office:value-type="string" calcext:value-type="string">
            <text:p>With Euclidean</text:p>
          </table:table-cell>
          <table:table-cell office:value-type="string" calcext:value-type="string">
            <text:p>With fastRELIC and Euclidean</text:p>
          </table:table-cell>
        </table:table-row>
        <table:table-row table:style-name="ro1">
          <table:table-cell office:value-type="string" calcext:value-type="string">
            <text:p>average_neighbour_degree</text:p>
          </table:table-cell>
          <table:table-cell office:value-type="float" office:value="2.40012221452974" calcext:value-type="float">
            <text:p>2.40012221452974</text:p>
          </table:table-cell>
          <table:table-cell office:value-type="float" office:value="1.32666753048443" calcext:value-type="float">
            <text:p>1.32666753048443</text:p>
          </table:table-cell>
          <table:table-cell office:value-type="float" office:value="1.62795646912515" calcext:value-type="float">
            <text:p>1.62795646912515</text:p>
          </table:table-cell>
          <table:table-cell office:value-type="float" office:value="1.03557532718505" calcext:value-type="float">
            <text:p>1.03557532718505</text:p>
          </table:table-cell>
        </table:table-row>
        <table:table-row table:style-name="ro1">
          <table:table-cell office:value-type="string" calcext:value-type="string">
            <text:p>betweenness_centrality</text:p>
          </table:table-cell>
          <table:table-cell office:value-type="float" office:value="0.866965233038153" calcext:value-type="float">
            <text:p>0.866965233038153</text:p>
          </table:table-cell>
          <table:table-cell office:value-type="float" office:value="1.23153577706309" calcext:value-type="float">
            <text:p>1.23153577706309</text:p>
          </table:table-cell>
          <table:table-cell office:value-type="float" office:value="1.37429793811922" calcext:value-type="float">
            <text:p>1.37429793811922</text:p>
          </table:table-cell>
          <table:table-cell office:value-type="float" office:value="1.03111368719862" calcext:value-type="float">
            <text:p>1.03111368719862</text:p>
          </table:table-cell>
        </table:table-row>
        <table:table-row table:style-name="ro1">
          <table:table-cell office:value-type="string" calcext:value-type="string">
            <text:p>closeness_centrality</text:p>
          </table:table-cell>
          <table:table-cell office:value-type="float" office:value="0.768565165394102" calcext:value-type="float">
            <text:p>0.768565165394102</text:p>
          </table:table-cell>
          <table:table-cell office:value-type="float" office:value="1.13910783113303" calcext:value-type="float">
            <text:p>1.13910783113303</text:p>
          </table:table-cell>
          <table:table-cell office:value-type="float" office:value="1.645588649808" calcext:value-type="float">
            <text:p>1.645588649808</text:p>
          </table:table-cell>
          <table:table-cell office:value-type="float" office:value="1.0370600178241" calcext:value-type="float">
            <text:p>1.0370600178241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float" office:value="0.925492815094476" calcext:value-type="float">
            <text:p>0.925492815094476</text:p>
          </table:table-cell>
          <table:table-cell office:value-type="float" office:value="1.1001863669446" calcext:value-type="float">
            <text:p>1.1001863669446</text:p>
          </table:table-cell>
          <table:table-cell office:value-type="float" office:value="1.7365205365083" calcext:value-type="float">
            <text:p>1.7365205365083</text:p>
          </table:table-cell>
          <table:table-cell office:value-type="float" office:value="0.990358511229983" calcext:value-type="float">
            <text:p>0.990358511229983</text:p>
          </table:table-cell>
        </table:table-row>
        <table:table-row table:style-name="ro1">
          <table:table-cell office:value-type="string" calcext:value-type="string">
            <text:p>degree</text:p>
          </table:table-cell>
          <table:table-cell office:value-type="float" office:value="0.847080832331766" calcext:value-type="float">
            <text:p>0.847080832331766</text:p>
          </table:table-cell>
          <table:table-cell office:value-type="float" office:value="1.20866240792424" calcext:value-type="float">
            <text:p>1.20866240792424</text:p>
          </table:table-cell>
          <table:table-cell office:value-type="float" office:value="1.36597498556315" calcext:value-type="float">
            <text:p>1.36597498556315</text:p>
          </table:table-cell>
          <table:table-cell office:value-type="float" office:value="0.999747434338755" calcext:value-type="float">
            <text:p>0.999747434338755</text:p>
          </table:table-cell>
        </table:table-row>
        <table:table-row table:style-name="ro1">
          <table:table-cell office:value-type="string" calcext:value-type="string">
            <text:p>degree_centrality</text:p>
          </table:table-cell>
          <table:table-cell office:value-type="float" office:value="0.82753044372164" calcext:value-type="float">
            <text:p>0.82753044372164</text:p>
          </table:table-cell>
          <table:table-cell office:value-type="float" office:value="1.20263917102056" calcext:value-type="float">
            <text:p>1.20263917102056</text:p>
          </table:table-cell>
          <table:table-cell office:value-type="float" office:value="1.47139767330428" calcext:value-type="float">
            <text:p>1.47139767330428</text:p>
          </table:table-cell>
          <table:table-cell office:value-type="float" office:value="1.04926415495739" calcext:value-type="float">
            <text:p>1.04926415495739</text:p>
          </table:table-cell>
        </table:table-row>
        <table:table-row table:style-name="ro1">
          <table:table-cell office:value-type="string" calcext:value-type="string">
            <text:p>has_feedback_path</text:p>
          </table:table-cell>
          <table:table-cell office:value-type="float" office:value="0.814154074655415" calcext:value-type="float">
            <text:p>0.814154074655415</text:p>
          </table:table-cell>
          <table:table-cell office:value-type="float" office:value="1.14724518382721" calcext:value-type="float">
            <text:p>1.14724518382721</text:p>
          </table:table-cell>
          <table:table-cell office:value-type="float" office:value="1.30837884521526" calcext:value-type="float">
            <text:p>1.30837884521526</text:p>
          </table:table-cell>
          <table:table-cell office:value-type="float" office:value="1.00446463349921" calcext:value-type="float">
            <text:p>1.00446463349921</text:p>
          </table:table-cell>
        </table:table-row>
        <table:table-row table:style-name="ro1">
          <table:table-cell office:value-type="string" calcext:value-type="string">
            <text:p>katz</text:p>
          </table:table-cell>
          <table:table-cell office:value-type="float" office:value="0.916743666292626" calcext:value-type="float">
            <text:p>0.916743666292626</text:p>
          </table:table-cell>
          <table:table-cell office:value-type="float" office:value="1.11055893307382" calcext:value-type="float">
            <text:p>1.11055893307382</text:p>
          </table:table-cell>
          <table:table-cell office:value-type="float" office:value="1.53576665577908" calcext:value-type="float">
            <text:p>1.53576665577908</text:p>
          </table:table-cell>
          <table:table-cell office:value-type="float" office:value="1.07076084876428" calcext:value-type="float">
            <text:p>1.07076084876428</text:p>
          </table:table-cell>
        </table:table-row>
        <table:table-row table:style-name="ro1">
          <table:table-cell office:value-type="string" calcext:value-type="string">
            <text:p>load_centrality</text:p>
          </table:table-cell>
          <table:table-cell office:value-type="float" office:value="0.876028249526824" calcext:value-type="float">
            <text:p>0.876028249526824</text:p>
          </table:table-cell>
          <table:table-cell office:value-type="float" office:value="1.26898672563941" calcext:value-type="float">
            <text:p>1.26898672563941</text:p>
          </table:table-cell>
          <table:table-cell office:value-type="float" office:value="1.33401980020438" calcext:value-type="float">
            <text:p>1.33401980020438</text:p>
          </table:table-cell>
          <table:table-cell office:value-type="float" office:value="1.02974696178836" calcext:value-type="float">
            <text:p>1.02974696178836</text:p>
          </table:table-cell>
        </table:table-row>
        <table:table-row table:style-name="ro1">
          <table:table-cell office:value-type="string" calcext:value-type="string">
            <text:p>outdegree</text:p>
          </table:table-cell>
          <table:table-cell office:value-type="float" office:value="0.873122750600755" calcext:value-type="float">
            <text:p>0.873122750600755</text:p>
          </table:table-cell>
          <table:table-cell office:value-type="float" office:value="1.22792542585446" calcext:value-type="float">
            <text:p>1.22792542585446</text:p>
          </table:table-cell>
          <table:table-cell office:value-type="float" office:value="1.33490324040939" calcext:value-type="float">
            <text:p>1.33490324040939</text:p>
          </table:table-cell>
          <table:table-cell office:value-type="float" office:value="0.998871934719038" calcext:value-type="float">
            <text:p>0.998871934719038</text:p>
          </table:table-cell>
        </table:table-row>
        <table:table-row table:style-name="ro1">
          <table:table-cell office:value-type="string" calcext:value-type="string">
            <text:p>pagerank</text:p>
          </table:table-cell>
          <table:table-cell office:value-type="float" office:value="0.880391247004807" calcext:value-type="float">
            <text:p>0.880391247004807</text:p>
          </table:table-cell>
          <table:table-cell office:value-type="float" office:value="1.20098533565166" calcext:value-type="float">
            <text:p>1.20098533565166</text:p>
          </table:table-cell>
          <table:table-cell office:value-type="float" office:value="1.41158794237107" calcext:value-type="float">
            <text:p>1.41158794237107</text:p>
          </table:table-cell>
          <table:table-cell office:value-type="float" office:value="1.02120260205585" calcext:value-type="float">
            <text:p>1.02120260205585</text:p>
          </table:table-cell>
        </table:table-row>
        <table:table-row table:style-name="ro1">
          <table:table-cell office:value-type="string" calcext:value-type="string">
            <text:p>euclide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5694412383751" calcext:value-type="float">
            <text:p>1.55694412383751</text:p>
          </table:table-cell>
          <table:table-cell office:value-type="float" office:value="0.996739366029109" calcext:value-type="float">
            <text:p>0.996739366029109</text:p>
          </table:table-cell>
        </table:table-row>
        <table:table-row table:style-name="ro1">
          <table:table-cell office:value-type="string" calcext:value-type="string">
            <text:p>fastRELIC</text:p>
          </table:table-cell>
          <table:table-cell office:value-type="float" office:value="0" calcext:value-type="float">
            <text:p>0</text:p>
          </table:table-cell>
          <table:table-cell office:value-type="float" office:value="1.44751003437763" calcext:value-type="float">
            <text:p>1.44751003437763</text:p>
          </table:table-cell>
          <table:table-cell office:value-type="float" office:value="0" calcext:value-type="float">
            <text:p>0</text:p>
          </table:table-cell>
          <table:table-cell office:value-type="float" office:value="1.05657252270717" calcext:value-type="float">
            <text:p>1.056572522707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SG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0:56:28.953666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1T20:47:00.965631937</meta:creation-date>
    <dc:date>2020-06-22T11:01:21.069339248</dc:date>
    <meta:editing-duration>PT6H19M53S</meta:editing-duration>
    <meta:editing-cycles>4</meta:editing-cycles>
    <meta:generator>LibreOffice/6.0.7.3$Linux_X86_64 LibreOffice_project/00m0$Build-3</meta:generator>
    <meta:document-statistic meta:table-count="1" meta:cell-count="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2.444cm" svg:height="18.249cm" xlink:href=".." xlink:type="simple" chart:class="chart:bar" chart:style-name="ch1">
        <chart:legend chart:legend-position="end" svg:x="27.032cm" svg:y="8.078cm" style:legend-expansion="high" chart:style-name="ch2"/>
        <chart:plot-area chart:style-name="ch3" table:cell-range-address="Sheet1.A2:Sheet1.E14 Sheet1.B1:Sheet1.E1" chart:data-source-has-labels="both" svg:x="0.648cm" svg:y="0.364cm" svg:width="25.736cm" svg:height="17.521cm">
          <chartooo:coordinate-region svg:x="2.767cm" svg:y="0.364cm" svg:width="23.617cm" svg:height="13.892cm"/>
          <chart:axis chart:dimension="x" chart:name="primary-x" chart:style-name="ch4" chartooo:axis-type="auto">
            <chartooo:date-scale/>
            <chart:categories table:cell-range-address="Sheet1.A2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4" chart:label-cell-address="Sheet1.B1:Sheet1.B1" chart:class="chart:bar">
            <chart:data-point chart:repeated="13"/>
          </chart:series>
          <chart:series chart:style-name="ch8" chart:values-cell-range-address="Sheet1.C2:Sheet1.C14" chart:label-cell-address="Sheet1.C1:Sheet1.C1" chart:class="chart:bar">
            <chart:data-point chart:repeated="13"/>
          </chart:series>
          <chart:series chart:style-name="ch9" chart:values-cell-range-address="Sheet1.D2:Sheet1.D14" chart:label-cell-address="Sheet1.D1:Sheet1.D1" chart:class="chart:bar">
            <chart:data-point chart:repeated="13"/>
          </chart:series>
          <chart:series chart:style-name="ch10" chart:values-cell-range-address="Sheet1.E2:Sheet1.E14" chart:label-cell-address="Sheet1.E1:Sheet1.E1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Sheet1.B1:Sheet1.B1</svg:desc>
                </draw:g>
              </table:table-cell>
              <table:table-cell office:value-type="string">
                <text:p>With fastRELIC</text:p>
                <draw:g>
                  <svg:desc>Sheet1.C1:Sheet1.C1</svg:desc>
                </draw:g>
              </table:table-cell>
              <table:table-cell office:value-type="string">
                <text:p>With Euclidean</text:p>
                <draw:g>
                  <svg:desc>Sheet1.D1:Sheet1.D1</svg:desc>
                </draw:g>
              </table:table-cell>
              <table:table-cell office:value-type="string">
                <text:p>With fastRELIC and Euclidean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verage_neighbour_degree</text:p>
                <draw:g>
                  <svg:desc>Sheet1.A2:Sheet1.A14</svg:desc>
                </draw:g>
              </table:table-cell>
              <table:table-cell office:value-type="float" office:value="2.40012221452974">
                <text:p>2.40012221452974</text:p>
                <draw:g>
                  <svg:desc>Sheet1.B2:Sheet1.B14</svg:desc>
                </draw:g>
              </table:table-cell>
              <table:table-cell office:value-type="float" office:value="1.32666753048443">
                <text:p>1.32666753048443</text:p>
                <draw:g>
                  <svg:desc>Sheet1.C2:Sheet1.C14</svg:desc>
                </draw:g>
              </table:table-cell>
              <table:table-cell office:value-type="float" office:value="1.62795646912515">
                <text:p>1.62795646912515</text:p>
                <draw:g>
                  <svg:desc>Sheet1.D2:Sheet1.D14</svg:desc>
                </draw:g>
              </table:table-cell>
              <table:table-cell office:value-type="float" office:value="1.03557532718505">
                <text:p>1.03557532718505</text:p>
                <draw:g>
                  <svg:desc>Sheet1.E2:Sheet1.E14</svg:desc>
                </draw:g>
              </table:table-cell>
            </table:table-row>
            <table:table-row>
              <table:table-cell office:value-type="string">
                <text:p>betweenness_centrality</text:p>
              </table:table-cell>
              <table:table-cell office:value-type="float" office:value="0.866965233038153">
                <text:p>0.866965233038153</text:p>
              </table:table-cell>
              <table:table-cell office:value-type="float" office:value="1.23153577706309">
                <text:p>1.23153577706309</text:p>
              </table:table-cell>
              <table:table-cell office:value-type="float" office:value="1.37429793811922">
                <text:p>1.37429793811922</text:p>
              </table:table-cell>
              <table:table-cell office:value-type="float" office:value="1.03111368719862">
                <text:p>1.03111368719862</text:p>
              </table:table-cell>
            </table:table-row>
            <table:table-row>
              <table:table-cell office:value-type="string">
                <text:p>closeness_centrality</text:p>
              </table:table-cell>
              <table:table-cell office:value-type="float" office:value="0.768565165394102">
                <text:p>0.768565165394102</text:p>
              </table:table-cell>
              <table:table-cell office:value-type="float" office:value="1.13910783113303">
                <text:p>1.13910783113303</text:p>
              </table:table-cell>
              <table:table-cell office:value-type="float" office:value="1.645588649808">
                <text:p>1.645588649808</text:p>
              </table:table-cell>
              <table:table-cell office:value-type="float" office:value="1.0370600178241">
                <text:p>1.0370600178241</text:p>
              </table:table-cell>
            </table:table-row>
            <table:table-row>
              <table:table-cell office:value-type="string">
                <text:p>clustering</text:p>
              </table:table-cell>
              <table:table-cell office:value-type="float" office:value="0.925492815094476">
                <text:p>0.925492815094476</text:p>
              </table:table-cell>
              <table:table-cell office:value-type="float" office:value="1.1001863669446">
                <text:p>1.1001863669446</text:p>
              </table:table-cell>
              <table:table-cell office:value-type="float" office:value="1.7365205365083">
                <text:p>1.7365205365083</text:p>
              </table:table-cell>
              <table:table-cell office:value-type="float" office:value="0.990358511229983">
                <text:p>0.990358511229983</text:p>
              </table:table-cell>
            </table:table-row>
            <table:table-row>
              <table:table-cell office:value-type="string">
                <text:p>degree</text:p>
              </table:table-cell>
              <table:table-cell office:value-type="float" office:value="0.847080832331766">
                <text:p>0.847080832331766</text:p>
              </table:table-cell>
              <table:table-cell office:value-type="float" office:value="1.20866240792424">
                <text:p>1.20866240792424</text:p>
              </table:table-cell>
              <table:table-cell office:value-type="float" office:value="1.36597498556315">
                <text:p>1.36597498556315</text:p>
              </table:table-cell>
              <table:table-cell office:value-type="float" office:value="0.999747434338755">
                <text:p>0.999747434338755</text:p>
              </table:table-cell>
            </table:table-row>
            <table:table-row>
              <table:table-cell office:value-type="string">
                <text:p>degree_centrality</text:p>
              </table:table-cell>
              <table:table-cell office:value-type="float" office:value="0.82753044372164">
                <text:p>0.82753044372164</text:p>
              </table:table-cell>
              <table:table-cell office:value-type="float" office:value="1.20263917102056">
                <text:p>1.20263917102056</text:p>
              </table:table-cell>
              <table:table-cell office:value-type="float" office:value="1.47139767330428">
                <text:p>1.47139767330428</text:p>
              </table:table-cell>
              <table:table-cell office:value-type="float" office:value="1.04926415495739">
                <text:p>1.04926415495739</text:p>
              </table:table-cell>
            </table:table-row>
            <table:table-row>
              <table:table-cell office:value-type="string">
                <text:p>has_feedback_path</text:p>
              </table:table-cell>
              <table:table-cell office:value-type="float" office:value="0.814154074655415">
                <text:p>0.814154074655415</text:p>
              </table:table-cell>
              <table:table-cell office:value-type="float" office:value="1.14724518382721">
                <text:p>1.14724518382721</text:p>
              </table:table-cell>
              <table:table-cell office:value-type="float" office:value="1.30837884521526">
                <text:p>1.30837884521526</text:p>
              </table:table-cell>
              <table:table-cell office:value-type="float" office:value="1.00446463349921">
                <text:p>1.00446463349921</text:p>
              </table:table-cell>
            </table:table-row>
            <table:table-row>
              <table:table-cell office:value-type="string">
                <text:p>katz</text:p>
              </table:table-cell>
              <table:table-cell office:value-type="float" office:value="0.916743666292626">
                <text:p>0.916743666292626</text:p>
              </table:table-cell>
              <table:table-cell office:value-type="float" office:value="1.11055893307382">
                <text:p>1.11055893307382</text:p>
              </table:table-cell>
              <table:table-cell office:value-type="float" office:value="1.53576665577908">
                <text:p>1.53576665577908</text:p>
              </table:table-cell>
              <table:table-cell office:value-type="float" office:value="1.07076084876428">
                <text:p>1.07076084876428</text:p>
              </table:table-cell>
            </table:table-row>
            <table:table-row>
              <table:table-cell office:value-type="string">
                <text:p>load_centrality</text:p>
              </table:table-cell>
              <table:table-cell office:value-type="float" office:value="0.876028249526824">
                <text:p>0.876028249526824</text:p>
              </table:table-cell>
              <table:table-cell office:value-type="float" office:value="1.26898672563941">
                <text:p>1.26898672563941</text:p>
              </table:table-cell>
              <table:table-cell office:value-type="float" office:value="1.33401980020438">
                <text:p>1.33401980020438</text:p>
              </table:table-cell>
              <table:table-cell office:value-type="float" office:value="1.02974696178836">
                <text:p>1.02974696178836</text:p>
              </table:table-cell>
            </table:table-row>
            <table:table-row>
              <table:table-cell office:value-type="string">
                <text:p>outdegree</text:p>
              </table:table-cell>
              <table:table-cell office:value-type="float" office:value="0.873122750600755">
                <text:p>0.873122750600755</text:p>
              </table:table-cell>
              <table:table-cell office:value-type="float" office:value="1.22792542585446">
                <text:p>1.22792542585446</text:p>
              </table:table-cell>
              <table:table-cell office:value-type="float" office:value="1.33490324040939">
                <text:p>1.33490324040939</text:p>
              </table:table-cell>
              <table:table-cell office:value-type="float" office:value="0.998871934719038">
                <text:p>0.998871934719038</text:p>
              </table:table-cell>
            </table:table-row>
            <table:table-row>
              <table:table-cell office:value-type="string">
                <text:p>pagerank</text:p>
              </table:table-cell>
              <table:table-cell office:value-type="float" office:value="0.880391247004807">
                <text:p>0.880391247004807</text:p>
              </table:table-cell>
              <table:table-cell office:value-type="float" office:value="1.20098533565166">
                <text:p>1.20098533565166</text:p>
              </table:table-cell>
              <table:table-cell office:value-type="float" office:value="1.41158794237107">
                <text:p>1.41158794237107</text:p>
              </table:table-cell>
              <table:table-cell office:value-type="float" office:value="1.02120260205585">
                <text:p>1.02120260205585</text:p>
              </table:table-cell>
            </table:table-row>
            <table:table-row>
              <table:table-cell office:value-type="string">
                <text:p>euclide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5694412383751">
                <text:p>1.55694412383751</text:p>
              </table:table-cell>
              <table:table-cell office:value-type="float" office:value="0.996739366029109">
                <text:p>0.996739366029109</text:p>
              </table:table-cell>
            </table:table-row>
            <table:table-row>
              <table:table-cell office:value-type="string">
                <text:p>fastRELIC</text:p>
              </table:table-cell>
              <table:table-cell office:value-type="float" office:value="0">
                <text:p>0</text:p>
              </table:table-cell>
              <table:table-cell office:value-type="float" office:value="1.44751003437763">
                <text:p>1.44751003437763</text:p>
              </table:table-cell>
              <table:table-cell office:value-type="float" office:value="0">
                <text:p>0</text:p>
              </table:table-cell>
              <table:table-cell office:value-type="float" office:value="1.05657252270717">
                <text:p>1.056572522707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